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Times" fo:letter-spacing="0.0000in"/>
    </style:style>
    <style:style style:name="T6" style:family="text">
      <style:text-properties style:font-name="Songti T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1.02.05 11:24   |   </text:span><text:a xlink:type="simple" xlink:href="http://palinfo.habago.org/Entry?Command=Information_PrintForum&amp;iPage=1#FORUM40294"><text:span text:style-name="T2">#</text:span></text:a></text:p>
      <text:p text:style-name="P3"><text:span text:style-name="T1">向白狼致敬 (二)</text:span><text:span text:style-name="T3"><text:line-break/><text:line-break/></text:span><text:span text:style-name="T1">陳真</text:span><text:span text:style-name="T3"><text:line-break/><text:line-break/></text:span><text:span text:style-name="T1">2021. 02. 05.</text:span><text:span text:style-name="T3"><text:line-break/><text:line-break/><text:line-break/></text:span><text:span text:style-name="T1">統促黨不是傳統意義上的政黨，沒有送往迎來鞠躬哈腰發文論述服務選民那一套。它比較像是一種帶有政治性的幫派組織，依靠特定人脈關係運作，一部份成員 (據說是三分之一)具有江湖背景。我的理解是這樣。我住的地方附近 (左營果貿市場) 就有個統促黨辦公室，大多時候大門深鎖，似乎不曾見過它開門。我不確定如果把卡片寄到統促黨的台北總部，白狼就一定能收到。</text:span><text:span text:style-name="T3"><text:line-break/><text:line-break/></text:span><text:span text:style-name="T1">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3"><text:line-break/><text:line-break/></text:span><text:span text:style-name="T1">人渣黨經常喜歡指控統促黨是黑道，但是，人渣黨卻是黑白通吃，行事作風比黑道更加凶殘無恥。所謂盜亦有道，人渣黨卻惟利是圖，無道可言。我常說，這些人渣的「白天」，比黑道的「夜晚」還更黑。</text:span><text:span text:style-name="T3"><text:line-break/><text:line-break/></text:span><text:span text:style-name="T1">沒有人喜歡黑道，但是，哪個政治人物不是跟黑道眉來眼去、稱兄道弟？包括清廉的馬英九與韓國瑜都是這樣，更不用說什麼賴清德蔡英文以及行事作風比黑道還更凶殘卑鄙的各路民進黨人。</text:span><text:span text:style-name="T3"><text:line-break/><text:line-break/></text:span><text:span text:style-name="T1">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3"><text:line-break/><text:line-break/></text:span><text:span text:style-name="T1">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3"><text:line-break/><text:line-break/></text:span><text:span text:style-name="T1">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3"><text:line-break/><text:line-break/></text:span><text:span text:style-name="T1">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2"><text:span text:style-name="T1">鄭豐遠   |  2021.02.05 04:58   |   </text:span><text:a xlink:type="simple" xlink:href="http://palinfo.habago.org/Entry?Command=Information_PrintForum&amp;iPage=1#FORUM40293"><text:span text:style-name="T2">#</text:span></text:a></text:p>
      <text:p text:style-name="P4"><text:span text:style-name="T1">想不到台灣還有這樣敢堂堂正正稱自己是中國人的政治人物，真是不簡單。</text:span><text:span text:style-name="T3"><text:line-break/><text:line-break/></text:span><text:span text:style-name="T1">我從這個網頁 (</text:span><text:a xlink:type="simple" xlink:href="http://www.china9999.org/contact.html"><text:span text:style-name="T4">http://www.china9999.org/contact.html</text:span></text:a><text:span text:style-name="T1">) 看到的資訊如下:</text:span><text:span text:style-name="T3"><text:line-break/><text:line-break/></text:span><text:span text:style-name="T1">中華統一促進黨</text:span><text:span text:style-name="T3"><text:line-break/><text:line-break/></text:span><text:span text:style-name="T1">聯絡電話：02-2718-7701</text:span><text:span text:style-name="T3"><text:line-break/></text:span><text:span text:style-name="T1">聯絡地址：104 台北市中山區復興北路150號9-2樓 (顯示完整Google map)</text:span><text:span text:style-name="T3"><text:line-break/></text:span><text:span text:style-name="T1">聯絡信箱：</text:span><text:a xlink:type="simple" xlink:href="http://andyww5981@gmail.com"><text:span text:style-name="T4">andyww5981@gmail.com</text:span></text:a><text:span text:style-name="T3"><text:line-break/><text:line-break/></text:span><text:span text:style-name="T1">這個網站倒是挺奇怪，如果點首頁進去，裡頁的所有頁面 (比如</text:span><text:a xlink:type="simple" xlink:href="http://www.china9999.org/%E9%97%9C%E6%96%BC%E6%88%91%E5%80%91/"><text:span text:style-name="T5">http://www.china9999.org/</text:span><text:span text:style-name="T6">關於我們</text:span><text:span text:style-name="T5">/</text:span></text:a><text:span text:style-name="T1">) 都是奇怪的內容，像個空殼。只有直接找到這些英文連結才有內容。</text:span></text:p>
      <text:p text:style-name="P2"><text:span text:style-name="T1">陳真   |  2021.02.05 00:55   |   </text:span><text:a xlink:type="simple" xlink:href="http://palinfo.habago.org/Entry?Command=Information_PrintForum&amp;iPage=1#FORUM40292"><text:span text:style-name="T2">#</text:span></text:a></text:p>
      <text:p text:style-name="P3"><text:span text:style-name="T1">向白狼致敬(一)</text:span><text:span text:style-name="T3"><text:line-break/><text:line-break/></text:span><text:span text:style-name="T1">陳真</text:span><text:span text:style-name="T3"><text:line-break/><text:line-break/></text:span><text:span text:style-name="T1">2021. 02. 05.</text:span><text:span text:style-name="T3"><text:line-break/><text:line-break/><text:line-break/></text:span><text:span text:style-name="T1">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3"><text:line-break/><text:line-break/></text:span><text:span text:style-name="T1">昨天看到綠營的《三立新聞》採訪白狼 (張安樂)，但沒有完整播出，重點全被切掉。我在白狼的臉書上找到完整訪談，如下：</text:span><text:span text:style-name="T3"><text:line-break/><text:line-break/></text:span><text:a xlink:type="simple" xlink:href="https://bit.ly/3azX6w5"><text:span text:style-name="T4">https://bit.ly/3azX6w5</text:span></text:a><text:span text:style-name="T3"><text:line-break/><text:line-break/></text:span><text:span text:style-name="T1">看了之後很感動，想寫封卡片給白狼，表達我的敬意。不知道有誰知道該把卡片寄到哪給他？</text:span><text:span text:style-name="T3"><text:line-break/><text:line-break/></text:span><text:span text:style-name="T1">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3"><text:line-break/><text:line-break/></text:span><text:span text:style-name="T1">台灣的法院經常就是權力的走狗。三十幾年前我還在念大學，在群眾場合上公開主張台獨，被以叛亂罪移送法辦。三十幾年後的今天，同一套法律，一模一樣的法條，我主張兩岸統一，居然又要叛亂是嗎？</text:span><text:span text:style-name="T3"><text:line-break/><text:line-break/></text:span><text:span text:style-name="T1">時局至此，這些什麼叛不叛亂的，根本毫無意義。重要的是兩岸人民的身家性命與財產以及下一代長遠的未來，重要的是我們應該如何避免為美國人當炮灰，避免為貪婪腐敗的漢奸人渣賣命。</text:span></text:p>
      <text:p text:style-name="P2"><text:span text:style-name="T1">Dheeresha   |  2021.02.04 18:35   |   </text:span><text:a xlink:type="simple" xlink:href="http://palinfo.habago.org/Entry?Command=Information_PrintForum&amp;iPage=1#FORUM40291"><text:span text:style-name="T2">#</text:span></text:a></text:p>
      <text:p text:style-name="P4"><text:span text:style-name="T1">向您致上無限的敬意</text:span><text:span text:style-name="T3"><text:line-break/><text:line-break/></text:span><text:span text:style-name="T1">您真是個明白人</text:span><text:span text:style-name="T3"><text:line-break/><text:line-break/></text:span><text:span text:style-name="T1">一語中地</text:span><text:span text:style-name="T3"><text:line-break/><text:line-break/></text:span><text:span text:style-name="T1">我也看不好趙先生</text:span><text:span text:style-name="T3"><text:line-break/><text:line-break/></text:span><text:span text:style-name="T1">我覺得他太親美了</text:span><text:span text:style-name="T3"><text:line-break/><text:line-break/></text:span><text:span text:style-name="T1">也太理想化</text:span><text:span text:style-name="T3"><text:line-break/><text:line-break/></text:span><text:span text:style-name="T1">太相信自由民主那一套套</text:span><text:span text:style-name="T3"><text:line-break/><text:line-break/></text:span><text:span text:style-name="T1">~~~~~~~~~~~~~~~~~~~~</text:span><text:span text:style-name="T3"><text:line-break/><text:line-break/></text:span><text:span text:style-name="T1">這幾天趙先生和翁山蘇姬的新聞</text:span><text:span text:style-name="T3"><text:line-break/><text:line-break/></text:span><text:span text:style-name="T1">還有美國軍方的蘭德報告</text:span><text:span text:style-name="T3"><text:line-break/><text:line-break/></text:span><text:span text:style-name="T1">GamrStop 散戶v.s.華爾街</text:span><text:span text:style-name="T3"><text:line-break/><text:line-break/></text:span><text:span text:style-name="T1">都滿令人震撼的</text:span><text:span text:style-name="T3"><text:line-break/><text:line-break/></text:span><text:span text:style-name="T1">感覺這世界的氛圍變了</text:span><text:span text:style-name="T3"><text:line-break/><text:line-break/></text:span><text:span text:style-name="T1">兩極處於最後攤牌的階段了</text:span><text:span text:style-name="T3"><text:line-break/><text:line-break/></text:span><text:span text:style-name="T1">~~~~~~~~~~~~~~~~~~~~~</text:span><text:span text:style-name="T3"><text:line-break/><text:line-break/></text:span><text:span text:style-name="T1">最後我想說的是</text:span><text:span text:style-name="T3"><text:line-break/></text:span><text:span text:style-name="T1">善良是一種選擇</text:span><text:span text:style-name="T3"><text:line-break/><text:line-break/></text:span><text:span text:style-name="T1">感謝有你</text:span><text:span text:style-name="T3"><text:line-break/><text:line-break/></text:span><text:span text:style-name="T1">謝謝你</text:span><text:span text:style-name="T3"><text:line-break/><text:line-break/></text:span></text:p>
      <text:p text:style-name="P2"><text:span text:style-name="T1">陳真   |  2021.02.04 11:58   |   </text:span><text:a xlink:type="simple" xlink:href="http://palinfo.habago.org/Entry?Command=Information_PrintForum&amp;iPage=1#FORUM40290"><text:span text:style-name="T2">#</text:span></text:a></text:p>
      <text:p text:style-name="P3"><text:span text:style-name="T1">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3"><text:line-break/><text:line-break/></text:span><text:span text:style-name="T1">台灣人如果還不覺醒，如果還傻儍地把整個心思放在一些雞毛蒜皮般的鳥事上，或是錯誤理解島內政治的真實意義，就會中了敵人的奸計，給兩岸帶來毀滅性的傷害與悲劇。</text:span><text:span text:style-name="T3"><text:line-break/><text:line-break/></text:span><text:span text:style-name="T1">我所說的，都只是一些毫無爭議的普通常識。傻蛋們為什麼不好好去理解一下真實的政治、真實的國際局勢、真實的中國大陸與真實的美國各自之長年所作所為？</text:span><text:span text:style-name="T3"><text:line-break/><text:line-break/></text:span><text:span text:style-name="T1">你看看底下這個人渣它媽的在講些什麼。兩岸為什麼要血洗對方？就算台灣人要戰爭，要為國犧牲，要打也是跟對岸一起打美國人才對，美國才是台灣的敵人。</text:span><text:span text:style-name="T3"><text:line-break/><text:line-break/></text:span><text:span text:style-name="T1">陳真</text:span><text:span text:style-name="T3"><text:line-break/><text:line-break/></text:span><text:span text:style-name="T1">2021. 02. 04.</text:span><text:span text:style-name="T3"><text:line-break/><text:line-break/></text:span><text:span text:style-name="T1">===============</text:span><text:span text:style-name="T3"><text:line-break/><text:line-break/></text:span><text:span text:style-name="T1">陸若武力犯臺 博明：臺灣人應有犧牲準備</text:span><text:span text:style-name="T3"><text:line-break/><text:line-break/></text:span><text:span text:style-name="T1">TVBS</text:span><text:span text:style-name="T3"><text:line-break/></text:span><text:span text:style-name="T1">倪嘉徽 黃崧浦</text:span><text:span text:style-name="T3"><text:line-break/><text:line-break/></text:span><text:span text:style-name="T1">2021年2月4日 </text:span><text:span text:style-name="T3"><text:line-break/><text:line-break/></text:span><text:span text:style-name="T1">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2"><text:span text:style-name="T1">鄭豐遠   |  2021.02.04 11:31   |   </text:span><text:a xlink:type="simple" xlink:href="http://palinfo.habago.org/Entry?Command=Information_PrintForum&amp;iPage=1#FORUM40289"><text:span text:style-name="T2">#</text:span></text:a></text:p>
      <text:p text:style-name="P4"><text:span text:style-name="T1">下面這篇新聞，請大家自己連進去看吧，因為有照片，如果我只複製文字到這邊，感覺有些不完整。</text:span><text:span text:style-name="T3"><text:line-break/><text:line-break/></text:span><text:span text:style-name="T1">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3"><text:line-break/><text:line-break/></text:span><text:span text:style-name="T1">別人怎麼看待中國我並不在乎，對我來說，中國就是我心中的家。</text:span><text:span text:style-name="T3"><text:line-break/><text:line-break/><text:line-break/></text:span><text:span text:style-name="T1">法知名作家仗义出版《维吾尔族假新闻的终结》</text:span><text:span text:style-name="T3"><text:line-break/></text:span><text:a xlink:type="simple" xlink:href="https://www.guancha.cn/politics/2021_02_04_580294.shtml"><text:span text:style-name="T4">https://www.guancha.cn/politics/2021_02_04_580294.shtml</text:span></text:a></text:p>
      <text:p text:style-name="P2"><text:span text:style-name="T1">陳真   |  2021.02.04 11:22   |   </text:span><text:a xlink:type="simple" xlink:href="http://palinfo.habago.org/Entry?Command=Information_PrintForum&amp;iPage=1#FORUM40288"><text:span text:style-name="T2">#</text:span></text:a></text:p>
      <text:p text:style-name="P3"><text:span text:style-name="T1">與前輩一席談(20)</text:span><text:span text:style-name="T3"><text:line-break/><text:line-break/></text:span><text:span text:style-name="T1">陳真</text:span><text:span text:style-name="T3"><text:line-break/><text:line-break/></text:span><text:span text:style-name="T1">2021. 02. 04.</text:span><text:span text:style-name="T3"><text:line-break/><text:line-break/><text:line-break/></text:span><text:span text:style-name="T1">Lucy，我不會誤會趙秀才，畢竟他存在政壇四十多年了。</text:span><text:span text:style-name="T3"><text:line-break/><text:line-break/></text:span><text:span text:style-name="T1">所謂熱情，怎麼會是指「拉下民進黨」？這怎麼會是一種目標？這就像當年很多人的目標是「拉下國民黨」一樣，結果呢？結果就是找來一個比國民黨人更壞的人氣王--阿扁，來拉下國民黨，然後青出於藍，貪得比國民黨還可怕，種種行徑比國民黨更惡劣更卑鄙。這就是我們所要的嗎？</text:span><text:span text:style-name="T3"><text:line-break/><text:line-break/></text:span><text:span text:style-name="T1">韓國瑜結盟趙少康，就如同林義雄結盟陳水扁一樣，果然一舉把國民黨拉下台，結果呢？結果開啟台灣二十年的沉淪與敗壞。西元2000年，總統大選投票的前一天，我做了一個很寫實的夢，夢見我站在一個方圓僅有幾公尺的台灣島上，眼睜睜看著它一直往下沉；夢中有個白髮長眉老人說話，他說「島要沉了」。</text:span><text:span text:style-name="T3"><text:line-break/><text:line-break/></text:span><text:span text:style-name="T1">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3"><text:line-break/><text:line-break/></text:span><text:span text:style-name="T1">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3"><text:line-break/><text:line-break/></text:span><text:span text:style-name="T1">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3"><text:line-break/><text:line-break/></text:span><text:span text:style-name="T1">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3"><text:line-break/><text:line-break/></text:span><text:span text:style-name="T1">島內所謂輿論或民意等等這些東西，完全都是可以操弄的，美國也是，世界各國都一樣。我常舉的一個例子是，伊拉克海珊原本只有2%或3%的美國人認為他會危害世界和平，當美國決定侵略伊拉克之後，媒體開始配合炒作，短短不到半年內，百分之八十幾的美國人相信「海珊不死，全世界億萬人將毀滅」這種鬼話。</text:span><text:span text:style-name="T3"><text:line-break/><text:line-break/></text:span><text:span text:style-name="T1">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3"><text:line-break/><text:line-break/></text:span><text:span text:style-name="T1">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3"><text:line-break/><text:line-break/></text:span><text:span text:style-name="T1">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3"><text:line-break/><text:line-break/></text:span><text:span text:style-name="T1">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3"><text:line-break/><text:line-break/></text:span><text:span text:style-name="T1">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3"><text:line-break/><text:line-break/></text:span><text:span text:style-name="T1">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3"><text:line-break/><text:line-break/></text:span><text:span text:style-name="T1">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3"><text:line-break/><text:line-break/></text:span><text:span text:style-name="T1">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3"><text:line-break/><text:line-break/></text:span><text:span text:style-name="T1">打倒民進黨不該是一種目標，打倒邪惡才是目標。以更大的惡來打擊惡是荒唐的。你要把桌子擦乾淨，就得找一條乾淨的布，而不是找一條比桌子還髒的抹布來擦，這樣擦到死也不可能擦乾淨。</text:span><text:span text:style-name="T3"><text:line-break/><text:line-break/></text:span><text:span text:style-name="T1">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2"><text:span text:style-name="T1">Lucy   |  2021.02.04 02:34   |   </text:span><text:a xlink:type="simple" xlink:href="http://palinfo.habago.org/Entry?Command=Information_PrintForum&amp;iPage=1#FORUM40287"><text:span text:style-name="T2">#</text:span></text:a></text:p>
      <text:p text:style-name="P4"><text:span text:style-name="T1">先生的話，我會細細思量，並更加仔細觀察趙少康的言談。</text:span><text:span text:style-name="T3"><text:line-break/><text:line-break/></text:span><text:span text:style-name="T1">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3"><text:line-break/><text:line-break/></text:span><text:span text:style-name="T1">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3"><text:line-break/><text:line-break/></text:span><text:span text:style-name="T1">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3"><text:line-break/><text:line-break/></text:span><text:span text:style-name="T1">真希望是先生您誤會了趙少康。</text:span></text:p>
      <text:p text:style-name="P2"><text:span text:style-name="T1">陳真   |  2021.02.04 01:26   |   </text:span><text:a xlink:type="simple" xlink:href="http://palinfo.habago.org/Entry?Command=Information_PrintForum&amp;iPage=1#FORUM40286"><text:span text:style-name="T2">#</text:span></text:a></text:p>
      <text:p text:style-name="P3"><text:span text:style-name="T1">與前輩一席談(19)</text:span><text:span text:style-name="T3"><text:line-break/><text:line-break/></text:span><text:span text:style-name="T1">陳真</text:span><text:span text:style-name="T3"><text:line-break/><text:line-break/></text:span><text:span text:style-name="T1">2021. 02. 04.</text:span><text:span text:style-name="T3"><text:line-break/><text:line-break/><text:line-break/></text:span><text:span text:style-name="T1">Lucy好，我沒說清楚，誤會了。我只知道大的東西，小事不知道，也不會有人知道，因為既然是小事，意味著可以這樣，也能那樣，所以不會有確定性可言。</text:span><text:span text:style-name="T3"><text:line-break/><text:line-break/></text:span><text:span text:style-name="T1">大的事比方說：</text:span><text:span text:style-name="T3"><text:line-break/><text:line-break/></text:span><text:span text:style-name="T1">1，美國控制藍綠兩黨，使其互鬥，維持平衡，避免一黨獨大容易拿翹不聽指揮。</text:span><text:span text:style-name="T3"><text:line-break/><text:line-break/></text:span><text:span text:style-name="T1">但這並不意味著美國準備要讓民進黨下台，而僅僅意味著美國不會讓其中一條狗獨大，肯定會招呼另一條狗來咬牠。至於民進黨會不會下台一鞠躬，這是小事，因此說不準。</text:span><text:span text:style-name="T3"><text:line-break/><text:line-break/></text:span><text:span text:style-name="T1">2，不管是藍狗或綠狗要上場，都得經過主子同意。</text:span><text:span text:style-name="T3"><text:line-break/><text:line-break/></text:span><text:span text:style-name="T1">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3"><text:line-break/><text:line-break/></text:span><text:span text:style-name="T1">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  </text:span><text:span text:style-name="T3"><text:line-break/><text:line-break/></text:span><text:span text:style-name="T1">3，趙秀才跟大漢奸CIA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3"><text:line-break/><text:line-break/></text:span><text:span text:style-name="T1">至於你對趙秀才的描述，當然全都是錯的。</text:span><text:span text:style-name="T3"><text:line-break/><text:line-break/></text:span><text:span text:style-name="T1">A，他怎麼會「不願留在國民黨吃香喝辣」？</text:span><text:span text:style-name="T3"><text:line-break/><text:line-break/></text:span><text:span text:style-name="T1">他不是「不願」，而是當年思想不夠純正，不夠獨，不夠愛台灣，加上又是外省人，留在國民黨已經沒法吃香喝辣了，所以就自立門戶，成立新黨。</text:span><text:span text:style-name="T3"><text:line-break/><text:line-break/></text:span><text:span text:style-name="T1">B，趙少康怎麼會沒有把柄？他的把柄，關乎黨產，應該多得是。</text:span><text:span text:style-name="T3"><text:line-break/><text:line-break/></text:span><text:span text:style-name="T1">C，在我眼裏，趙秀才怎麼是「戲子綜藝咖」？</text:span><text:span text:style-name="T3"><text:line-break/><text:line-break/></text:span><text:span text:style-name="T1">他很會作秀，做的是大買賣，不是做 (娛樂) 效果。雞雞黨那一類的人，才是綜藝咖，趙少康不是。他文武雙全，又會秀，又會做買賣，是「宋盼仔」(宋楚瑜) 那一型，屬大內高手。當年鬥輸宋盼仔，經過多年的冰凍與「反省」，這回調整了思想，思想淨化了，愛台灣了，民主自由了，因此捲土重來。</text:span><text:span text:style-name="T3"><text:line-break/><text:line-break/></text:span><text:span text:style-name="T1">D，趙秀才變成媒體大亨，當然不是因為他有什麼媒體本事，而是因為政治使然，手腕好，搶到肥肉。</text:span><text:span text:style-name="T3"><text:line-break/><text:line-break/></text:span><text:span text:style-name="T1">E，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3"><text:line-break/><text:line-break/></text:span><text:span text:style-name="T1">我之前寫道，韓如果抬舉趙，以之為師，或與之結盟，韓流將會消失，並非說它消失無蹤，而是說它在可預見的未來將不再顯現。但是，人心反抗壓迫的力量不會就此消失於無形。</text:span><text:span text:style-name="T3"><text:line-break/><text:line-break/></text:span><text:span text:style-name="T1">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3"><text:line-break/><text:line-break/></text:span><text:span text:style-name="T1">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3"><text:line-break/><text:line-break/></text:span><text:span text:style-name="T1">前輩提到共濟會，我不確定他所指的背後暗黑操控勢力是否就是所謂共濟會。如果是的話，那我就沒法茍同了。我覺得所謂共濟會之無孔不入，那是好萊塢電影看太多的後遺症。但我確切知道，真正無孔不入的是 CIA。島內政治與選舉，不過就是CIA操控的一盤棋，以為這是什麼民主自由，實在是腦殘到令人無言。</text:span></text:p>
      <text:p text:style-name="P2"><text:span text:style-name="T1">Lucy   |  2021.02.03 21:42   |   </text:span><text:a xlink:type="simple" xlink:href="http://palinfo.habago.org/Entry?Command=Information_PrintForum&amp;iPage=1#FORUM40285"><text:span text:style-name="T2">#</text:span></text:a></text:p>
      <text:p text:style-name="P4"><text:span text:style-name="T1">趙秀才？－－－先生拿水澆息我的熱情了！</text:span><text:span text:style-name="T3"><text:line-break/></text:span><text:span text:style-name="T1">美國改朝換代，就準備要民進黨捲舖蓋走人，是嗎？美國，為什麼屬意趙少康？</text:span><text:span text:style-name="T3"><text:line-break/><text:line-break/></text:span><text:span text:style-name="T1">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2"><text:span text:style-name="T1">陳真   |  2021.02.03 18:47   |   </text:span><text:a xlink:type="simple" xlink:href="http://palinfo.habago.org/Entry?Command=Information_PrintForum&amp;iPage=1#FORUM40284"><text:span text:style-name="T2">#</text:span></text:a></text:p>
      <text:p text:style-name="P3"><text:span text:style-name="T1">與前輩一席談(18)</text:span><text:span text:style-name="T3"><text:line-break/><text:line-break/><text:line-break/></text:span><text:span text:style-name="T1">陳真</text:span><text:span text:style-name="T3"><text:line-break/><text:line-break/></text:span><text:span text:style-name="T1">2021. 02. 03.</text:span><text:span text:style-name="T3"><text:line-break/><text:line-break/><text:line-break/></text:span><text:span text:style-name="T1">一些國家有所謂「嘉年華」 (Carnival)，例如義大利、巴西、法國與日本等等。它的原始意義是什麼，我也不是很清楚，反正就是流傳至今已經變成一種狂歡節。比較特別的是義大利的威尼斯嘉年華人們得戴著面具。</text:span><text:span text:style-name="T3"><text:line-break/><text:line-break/></text:span><text:span text:style-name="T1">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3"><text:line-break/><text:line-break/></text:span><text:span text:style-name="T1">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3"><text:line-break/><text:line-break/></text:span><text:span text:style-name="T1">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3"><text:line-break/><text:line-break/></text:span><text:span text:style-name="T1">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3"><text:line-break/><text:line-break/></text:span><text:span text:style-name="T1">黎少康說，他之所以回歸國民黨，是因為韓國瑜的「勸進」與「支持」。講這樣就太假了，把我們當白痴。黎少康算盤打得那麼精，沒有美國主子的支持，他會重操舊業？你看，他今天就老實說了。</text:span><text:span text:style-name="T3"><text:line-break/><text:line-break/></text:span><text:span text:style-name="T1">他說，他之「回歸國民黨，是要救國民黨。救國民黨是為了要救台灣、救國家。連美國在台協會（AIT）都找過我，表達對台灣沒有強力在野黨的擔心；希望台灣政黨輪替，而不是一黨獨大。連AIT官員定期或不定期來看我時，都很擔心沒有強力在野黨來制衡，『民進黨已經淪為幫派式的分贓』。」</text:span><text:span text:style-name="T3"><text:line-break/><text:line-break/></text:span><text:span text:style-name="T1">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3"><text:line-break/><text:line-break/></text:span><text:span text:style-name="T1">我在《與前輩一席談(16)》裏頭如此寫道，我再貼一次：</text:span><text:span text:style-name="T3"><text:line-break/><text:line-break/></text:span><text:span text:style-name="T1">「我絲毫不懷疑趙少康能『拯救』國民黨，如果再加上CIA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3"><text:line-break/><text:line-break/></text:span><text:span text:style-name="T1">我知道我的想法很難在島內找到認同者，但我所言只是一個根本事實。</text:span><text:span text:style-name="T3"><text:line-break/><text:line-break/></text:span><text:span text:style-name="T1">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3"><text:line-break/><text:line-break/></text:span><text:span text:style-name="T1">美式民主如果那麼棒，美國怎麼不在他自己佔有八成股份的台積電實施民主？美式民主如果那麼神聖，各級學校為何不也來民主化一番、一人一票選出校長？</text:span></text:p>
      <text:p text:style-name="P2"><text:span text:style-name="T1">陳真   |  2021.02.03 11:28   |   </text:span><text:a xlink:type="simple" xlink:href="http://palinfo.habago.org/Entry?Command=Information_PrintForum&amp;iPage=2#FORUM40283"><text:span text:style-name="T2">#</text:span></text:a></text:p>
      <text:p text:style-name="P3"><text:span text:style-name="T1">與前輩一席談(17)</text:span><text:span text:style-name="T3"><text:line-break/><text:line-break/></text:span><text:span text:style-name="T1">陳真</text:span><text:span text:style-name="T3"><text:line-break/><text:line-break/></text:span><text:span text:style-name="T1">2021. 02. 02.</text:span><text:span text:style-name="T3"><text:line-break/><text:line-break/><text:line-break/></text:span><text:span text:style-name="T1">前輩似乎很看重一個東西，這東西不容易說明，大約是類似「公眾性」或「知名度」或「曝光度」等等，接近早年黨外人士常講的一個詞叫做「政治資源」，簡單說就是「籌碼」、「身價」。</text:span><text:span text:style-name="T3"><text:line-break/><text:line-break/></text:span><text:span text:style-name="T1">九零年代以後，政治已經不可怕，所以各種蒼蠅蚊子蟑螂全急著混進所謂「反對陣營」(也就是當年的綠營)，藉著累積所謂「政治資源」來抬高身價與知名度，進而變賣成為一種奪取功名利祿與權位的晉身階與敲門磚。</text:span><text:span text:style-name="T3"><text:line-break/><text:line-break/></text:span><text:span text:style-name="T1">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3"><text:line-break/><text:line-break/></text:span><text:span text:style-name="T1">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 。</text:span><text:span text:style-name="T3"><text:line-break/><text:line-break/></text:span><text:span text:style-name="T1">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3"><text:line-break/><text:line-break/></text:span><text:span text:style-name="T1">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3"><text:line-break/><text:line-break/></text:span><text:span text:style-name="T1">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3"><text:line-break/><text:line-break/></text:span><text:span text:style-name="T1">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3"><text:line-break/><text:line-break/></text:span><text:span text:style-name="T1">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3"><text:line-break/><text:line-break/></text:span><text:span text:style-name="T1">也許這就是所謂美式民主的一個結構性弊病，越噁爛越卑鄙無恥或是越庸俗越懂得迎合主流的人反而越容易獲得群眾的支持。今天，如果台積電或中研院也採用民主選舉，選出領導人，我看，館長或3Q哥很可能會當選。</text:span><text:span text:style-name="T3"><text:line-break/><text:line-break/></text:span><text:span text:style-name="T1">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3"><text:line-break/><text:line-break/></text:span><text:span text:style-name="T1">我不是說你一定非得排斥知名度或話語權等等所謂「政治資源」不可，而是說，那些東西頂多只是一種手段，而非目的。當你把手段當成目的，那不是很奇怪嗎？那何必改革？</text:span><text:span text:style-name="T3"><text:line-break/><text:line-break/></text:span><text:span text:style-name="T1">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 (Gaudi)，生前面對質疑時回答說：「我的客戶 (指上帝)都不急，你急什麼？」</text:span></text:p>
      <text:p text:style-name="P2"><text:span text:style-name="T1">qegg   |  2021.02.02 14:32   |   </text:span><text:a xlink:type="simple" xlink:href="http://palinfo.habago.org/Entry?Command=Information_PrintForum&amp;iPage=2#FORUM40282"><text:span text:style-name="T2">#</text:span></text:a></text:p>
      <text:p text:style-name="P4"><text:span text:style-name="T1">洋洋，</text:span><text:span text:style-name="T3"><text:line-break/><text:line-break/></text:span><text:span text:style-name="T1">提到长者，我常常在油管上重温这段Aloha Oe的视频。当时是江第一次访美过境夏威夷，而屋外就是反华团体组织的示威抗议。</text:span><text:span text:style-name="T3"><text:line-break/><text:line-break/></text:span><text:a xlink:type="simple" xlink:href="https://www.youtube.com/watch?v=1yQ5OxOXyi4"><text:span text:style-name="T4">https://www.youtube.com/watch?v=1yQ5OxOXyi4</text:span></text:a></text:p>
      <text:p text:style-name="P2"><text:span text:style-name="T1">洋洋   |  2021.02.01 22:01   |   </text:span><text:a xlink:type="simple" xlink:href="http://palinfo.habago.org/Entry?Command=Information_PrintForum&amp;iPage=2#FORUM40281"><text:span text:style-name="T2">#</text:span></text:a></text:p>
      <text:p text:style-name="P3"><text:span text:style-name="T1">西方利用鏡頭醜化的手法很多，以江澤民的遭遇為例</text:span><text:span text:style-name="T3"><text:line-break/><text:line-break/></text:span><text:span text:style-name="T1">江泽民圖樣圖森破</text:span><text:span text:style-name="T3"><text:line-break/></text:span><text:a xlink:type="simple" xlink:href="https://youtu.be/ygARoqMJyto"><text:span text:style-name="T4">https://youtu.be/ygARoqMJyto</text:span></text:a><text:span text:style-name="T3"><text:line-break/><text:line-break/></text:span><text:span text:style-name="T1">鏡頭前的江顯然被記者的發問激怒，霹靂啪啦說了一堆，大紀元是這樣描繪當時的場景</text:span><text:span text:style-name="T3"><text:line-break/></text:span><text:span text:style-name="T1">2000年10月27日 中共黨魁江澤民在香港媒體面前公然出醜，不顧體面地大罵女記者「too young too simple」。</text:span><text:span text:style-name="T3"><text:line-break/><text:line-break/></text:span><text:span text:style-name="T1">事隔20年反送中之後，重溫這段影片，底下許多香港人留言盛讚長者的睿智。</text:span><text:span text:style-name="T3"><text:line-break/></text:span><text:span text:style-name="T1">影片中江提到他談笑風生地接受CBS記者華萊士專訪。</text:span><text:span text:style-name="T3"><text:line-break/><text:line-break/></text:span><text:span text:style-name="T1">我找到那段影片</text:span><text:span text:style-name="T3"><text:line-break/></text:span><text:span text:style-name="T1">江泽民談笑風生</text:span><text:span text:style-name="T3"><text:line-break/></text:span><text:a xlink:type="simple" xlink:href="https://youtu.be/TFJALt7PPuI"><text:span text:style-name="T4">https://youtu.be/TFJALt7PPuI</text:span></text:a><text:span text:style-name="T3"><text:line-break/><text:line-break/></text:span><text:span text:style-name="T1">鏡頭從頭到尾故意用特寫將江整個臉框進去，有這樣拍人的嗎 ?</text:span></text:p>
      <text:p text:style-name="P2"><text:span text:style-name="T1">陳真   |  2021.02.01 21:05   |   </text:span><text:a xlink:type="simple" xlink:href="http://palinfo.habago.org/Entry?Command=Information_PrintForum&amp;iPage=2#FORUM40278"><text:span text:style-name="T2">#</text:span></text:a></text:p>
      <text:p text:style-name="P4"><text:span text:style-name="T1">謝謝哲文，</text:span><text:span text:style-name="T3"><text:line-break/><text:line-break/></text:span><text:span text:style-name="T1">不用按門鈴，我家門鈴故障很久了。來AIT就能看到我啊，要看幾眼都行哦。運氣好的話，還能看到一家三口。下回靜站是2月27日，一樣是下午三點到五點。</text:span><text:span text:style-name="T3"><text:line-break/><text:line-break/></text:span><text:span text:style-name="T1">家人親友顏色不同，無須對立。我與人渣黨勢不兩立，但我從不敵視人渣黨的支持者，畢竟不知者無罪，腦殘比較像是一種智能上的缺陷或誤區，而不是一種道德上的罪。</text:span><text:span text:style-name="T3"><text:line-break/><text:line-break/></text:span><text:span text:style-name="T1">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3"><text:line-break/><text:line-break/></text:span><text:span text:style-name="T1">我只在乎一些理當毫無爭議的事情。凡是見仁見智的事物，我都不感興趣。我在意一加一是否等於二，但我不在意一斤芒果該值上多少錢。</text:span></text:p>
      <text:p text:style-name="P2"><text:span text:style-name="T1">陳真   |  2021.02.01 20:18   |   </text:span><text:a xlink:type="simple" xlink:href="http://palinfo.habago.org/Entry?Command=Information_PrintForum&amp;iPage=2#FORUM40277"><text:span text:style-name="T2">#</text:span></text:a></text:p>
      <text:p text:style-name="P3"><text:span text:style-name="T1">我也看了從輔貼的視頻，搞笑有餘，技術還差很遠，應該很難被BBC錄取，可以考慮去 "三民自" 試試。</text:span><text:span text:style-name="T3"><text:line-break/><text:line-break/></text:span><text:span text:style-name="T1">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3"><text:line-break/><text:line-break/></text:span><text:span text:style-name="T1">這就如同走狗文人與3Q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2"><text:span text:style-name="T1">鄭豐遠   |  2021.02.01 19:58   |   </text:span><text:a xlink:type="simple" xlink:href="http://palinfo.habago.org/Entry?Command=Information_PrintForum&amp;iPage=2#FORUM40276"><text:span text:style-name="T2">#</text:span></text:a></text:p>
      <text:p text:style-name="P4"><text:span text:style-name="T1">從輔貼的那個有點搞笑，不過西方媒體就是這樣幹的，很陰的，透過各種鏡頭技巧、調色，胡亂翻譯和背景音樂，可以把光明正大的事拍成卑鄙下流。之前觀察者網有篇文章也是談這個:</text:span><text:span text:style-name="T3"><text:line-break/><text:line-break/></text:span><text:a xlink:type="simple" xlink:href="https://user.guancha.cn/main/content?id=454409&amp;;page=0"><text:span text:style-name="T4">https://user.guancha.cn/main/content?id=454409&amp;;page=0</text:span></text:a><text:span text:style-name="T3"><text:line-break/><text:line-break/></text:span><text:span text:style-name="T1">其實，我覺得中國人還是太單純了，對西方人鏡頭功夫的理解還是太幼稚了，人家的技術哪裡只是這種程度? 真正厲害的是各種綿密的敘事以及針對視覺聽覺的操弄以及混然天成、全身心投入的"演出"，那種洗腦效果，並不是什麼換換鏡頭位置，調調顏色就能解釋的。</text:span><text:span text:style-name="T3"><text:line-break/><text:line-break/></text:span><text:span text:style-name="T1">我大約從 1997 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2"><text:span text:style-name="T1">陳真   |  2021.02.01 19:52   |   </text:span><text:a xlink:type="simple" xlink:href="http://palinfo.habago.org/Entry?Command=Information_PrintForum&amp;iPage=2#FORUM40275"><text:span text:style-name="T2">#</text:span></text:a></text:p>
      <text:p text:style-name="P3"><text:span text:style-name="T1">與前輩一席談(16)</text:span><text:span text:style-name="T3"><text:line-break/><text:line-break/></text:span><text:span text:style-name="T1">陳真</text:span><text:span text:style-name="T3"><text:line-break/><text:line-break/></text:span><text:span text:style-name="T1">2021. 02. 01.</text:span><text:span text:style-name="T3"><text:line-break/><text:line-break/><text:line-break/><text:line-break/></text:span><text:span text:style-name="T1">趙少康外號黎少康，黎智英的黎，兩人一搭一唱，最佳拍檔。其實，叫郭少康也挺合適，郭台銘的郭。</text:span><text:span text:style-name="T3"><text:line-break/><text:line-break/></text:span><text:span text:style-name="T1">少康中興，說要選國民黨黨主席，韓國瑜居然發表聲明「強烈支持」及「強烈感謝」他出來「拯救國民黨」。</text:span><text:span text:style-name="T3"><text:line-break/><text:line-break/></text:span><text:span text:style-name="T1">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3"><text:line-break/><text:line-break/></text:span><text:span text:style-name="T1">不過，國民黨要怎麼爛，基本上已經是毫無意義的一件事。我絲毫不懷疑趙少康能「拯救」國民黨，如果再加上CIA線民朱立倫以及不擇手段財大氣粗的大草包郭董，那就更有重返執政的希望了。問題是，這有意義嗎？</text:span><text:span text:style-name="T3"><text:line-break/><text:line-break/></text:span><text:span text:style-name="T1">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3"><text:line-break/><text:line-break/></text:span><text:span text:style-name="T1">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3"><text:line-break/><text:line-break/></text:span><text:span text:style-name="T1">所謂民眾黨就是這樣，在既有的權力縫隙之間尋找覓食機會，種種盤算，除了權力，還是權力。</text:span><text:span text:style-name="T3"><text:line-break/><text:line-break/></text:span><text:span text:style-name="T1">幾十年來，每當有人跟我提什麼「第三勢力」，我就很想打瞌睡。我被騙過幾次，比方說1996 年我所參與創立的「綠黨」就是個例子，什麼第三路線，什麼國際綠色思想，什麼反戰，什麼非暴力抗爭，它媽的全是鬼扯蛋，事實上就只是人渣黨的一個尾巴黨。</text:span><text:span text:style-name="T3"><text:line-break/><text:line-break/></text:span><text:span text:style-name="T1">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3"><text:line-break/><text:line-break/></text:span><text:span text:style-name="T1">權力競逐遊戲的基礎核心就是利益盤算，一旦有了盤算，熱情就會逐漸煙消雲散。</text:span><text:span text:style-name="T3"><text:line-break/><text:line-break/></text:span><text:span text:style-name="T1">當然，我講的「消失」，指的是權力以外的事物。事實上，國民黨這樣一種墮落，恰恰也正是它再度奪得權力的手段。當年民進黨就是這樣，當它越墮落時，離權力就越近。</text:span><text:span text:style-name="T3"><text:line-break/><text:line-break/></text:span><text:span text:style-name="T1">1998年或1999年我忘了，我從英國寄了一封聖誕賀卡到民進黨中央黨部，那時候的黨主席就是我出國念書的四位推薦人之一的林義雄。我在賀卡上寫說：「貴黨以光速般的速度腐化，看來，貴黨離執政之路應該不遠了。」不久之後，「天下第一大壞蛋」(我從1990 年起，給阿扁取的綽號) 就當選了總統，民意支持度一度高達八成，開啟台灣長達二十年的沉淪之路。</text:span><text:span text:style-name="T3"><text:line-break/><text:line-break/></text:span><text:span text:style-name="T1">那時候，我的說法根本無人採信，以為我發神經，否則怎麼會去批評給台灣帶來「愛與希望」的民主救星--阿扁？怎麼會去批評「勤政清廉愛鄉土」的偉大民進黨？</text:span></text:p>
      <text:p text:style-name="P5"><text:span text:style-name="T1"/></text:p>
      <text:p text:style-name="P2"><text:span text:style-name="T1">王修亮   |  2021.02.01 19:29   |   </text:span><text:a xlink:type="simple" xlink:href="http://palinfo.habago.org/Entry?Command=Information_PrintForum#FORUM40274"><text:span text:style-name="T2">#</text:span></text:a></text:p>
      <text:p text:style-name="P3"><text:span text:style-name="T1">清澈的冬夜，寒氣如絲如縷，難以察覺的侵入骨肉與思維，潛藏著行蹤凍結斗室的一切。<text:line-break/>熊姐忽然推椅而起，盪碎凍結，無聲移步，去，頃刻，來。<text:line-break/>手端一杯微甜的蜂蜜酒，在玻璃的晶瑩中閃爍。<text:line-break/>玉碗盛來琥珀光。<text:line-break/><text:line-break/>在淺嚐中微語：「上次和朋友聚會，第一次親見半杯啤酒倒之後的難堪。醉，是怎樣的可懼！我當下的震撼，遠超越你平日告誡我的強烈。」<text:line-break/><text:line-break/>醉，是怎樣的可懼與難堪？<text:line-break/>是自觀還是旁觀？<text:line-break/>生平僅醉過一次，不僅是因為酒量之能，而是能戒慎恐懼。即使是那一次的醉，也因為在不得已之下，備足了護衛與後路。<text:line-break/><text:line-break/>「聽聞的震憾確實遠不如親見，百聞不如一見並不只是個通俗知識，而是讀萬卷書與行萬里路的均衡。聽聞，無論如何都是親見的簡化，甚至是極端簡化。」<text:line-break/><text:line-break/>「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line-break/>「將我所聽聞的塑造成模擬？這是甚麼意思？」<text:line-break/>人的間接經驗不都是推論的模擬嗎？<text:line-break/><text:line-break/>「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line-break/>「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line-break/><text:line-break/>「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line-break/>所以拍攝電影或寫小說時，主線情節之下，某些貌似不重要的細節描述，才是真能震撼人心的嗎？<text:line-break/>「妹妹，現實是不可預測的，當說寫這件事實時，通常已經是個過去的、已經完成的事件，整體是可預期的結果，所以結果與事件有某種程度的切割，也就缺乏更強的震撼力。」<text:line-break/><text:line-break/>「對，現場發生時，尤其我親身在那裏時，完全不可預期會發生甚麼，整個情緒跟著事件發展因此步步驚心，情緒波動得非常極端，震撼強記憶也深刻。」<text:line-break/>「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line-break/><text:line-break/>「是啊！我從沒想過會親眼看到醉酒的可懼，我們總是以為生活是萬年常態。」<text:line-break/><text:line-break/>我們總是以為生活是萬年常態，以為時間無論推移十年、三十年、一百年，空間裡的此時此境都是常態的永恆。<text:line-break/>逝者如斯夫！流水常態的時間下，埋藏的是怎樣可驚可懼的非常態。<text:line-break/><text:line-break/>攀附時間的遺忘本能，原是美好的天然療育，使人能從悲傷或憤怒中平靜，但卻又使人連恐懼與警惕都遺忘。<text:line-break/><text:line-break/>又能如何呢？<text:line-break/>也只好不斷警醒於潛藏入骨的寒意侵襲，在戒慎恐懼中不時起身思動，盪碎環境的凍結。<text:line-break/><text:line-break/>酒不是為醉，是為了警醒思動。</text:span></text:p>
      <text:p text:style-name="P2"><text:span text:style-name="T1">孫從輔   |  2021.02.01 14:58   |   </text:span><text:a xlink:type="simple" xlink:href="http://palinfo.habago.org/Entry?Command=Information_PrintForum#FORUM40273"><text:span text:style-name="T2">#</text:span></text:a></text:p>
      <text:p text:style-name="P4"><text:span text:style-name="T1">我想推薦一個在微博瘋傳的幽默諷刺短片「如何當好BBC記者？」<text:line-break/><text:line-break/></text:span><text:a xlink:type="simple" xlink:href="https://youtu.be/ucpi8JSO2i4"><text:span text:style-name="T4">https://youtu.be/ucpi8JSO2i4</text:span></text:a><text:span text:style-name="T1"><text:line-break/><text:line-break/>裡面是一個叫大漠叔叔的大叔自稱要應徵BBC記者，然後他秀了一手如何拍出"BBC等級"的中國報導的技巧，最後展示成果。我從頭笑到尾，並為最後正片的「水平」拍案叫絕。祝大家能暫時忘卻苦悶的日子。</text:span></text:p>
      <text:p text:style-name="P2"><text:span text:style-name="T1">李哲文   |  2021.02.01 10:43   |   </text:span><text:a xlink:type="simple" xlink:href="http://palinfo.habago.org/Entry?Command=Information_PrintForum#FORUM40272"><text:span text:style-name="T2">#</text:span></text:a></text:p>
      <text:p text:style-name="P3"><text:span text:style-name="T1">首次留言，抱歉甘擾清聽，有些話很想說卻找不到人說。<text:line-break/><text:line-break/>我關注本站大約五年了，也搜尋過陳真本人，雖然外表一整個亂糟糟的樣子，但無損於我的景仰。<text:line-break/><text:line-break/>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line-break/><text:line-break/>這是一個什麼垃圾政黨，可以讓人性扭曲至此？<text:line-break/><text:line-break/>我也是高雄人，現在台北工作，今天突然好想衝回高雄去按陳真家的門鈴，看一眼也好。<text:line-break/><text:line-break/>原諒我的胡言亂語，幼稚想法，明明我51歲了，也不年輕，但就是突然有這個想法。。。<text:line-break/><text:line-break/></text:span></text:p>
      <text:p text:style-name="P2"><text:span text:style-name="T1">陳真   |  2021.02.01 01:40   |   </text:span><text:a xlink:type="simple" xlink:href="http://palinfo.habago.org/Entry?Command=Information_PrintForum#FORUM40271"><text:span text:style-name="T2">#</text:span></text:a></text:p>
      <text:p text:style-name="P4"><text:span text:style-name="T1">鬼島還有人性和理性嗎？(三)<text:line-break/><text:line-break/>陳真<text:line-break/><text:line-break/>2021. 02. 01.<text:line-break/><text:line-break/><text:line-break/>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line-break/><text:line-break/>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line-break/><text:line-break/>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line-break/><text:line-break/>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line-break/><text:line-break/>時局若此，常感無言。<text:line-break/><text:line-break/>【後記】<text:line-break/><text:line-break/>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line-break/><text:line-break/>至於避免成為公眾人物，確實如此。原因是什麼？其實是一種純粹個人的「存在」(existential) 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line-break/><text:line-break/>這部份有點「形而上」的「存在」問題，就跳過不說了，姑且光說「形而下」的東西：<text:line-break/><text:line-break/>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line-break/><text:line-break/>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line-break/><text:line-break/>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line-break/><text:line-break/>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line-break/><text:line-break/>更重要的是，人們根本不需要你「站出來」，人們根本不覺得自己需要被「拯救」，反而還覺得自己活在什麼民主社會好幸福呢。<text:line-break/><text:line-break/>少數人也許會堅定支持你，但是，絕大多數的人會對你產生懷疑，感到厭惡，你恐怕每天得隨時被腦殘學生羞辱，被網軍糟蹋抹黑；隨便一個網路匿名綠蛆或低能網紅比方說什麼3Q哥，或是館長、雞排妹或什麼男神女神之類的草包，都能任意羞辱你，糟蹋你，抹黑你。你的家人並且也將會被拖下水，被抹黑，被羞辱。<text:line-break/><text:line-break/>然後呢？你承受了這些窩囊透頂的痛苦代價，達成了什麼目標？什麼也沒有。就算讓你選上某種職位，那又能怎麼樣？有何深刻意義與價值？你只能忙著跟蟑螂打架，跟蛆鬥嘴，忙著澄清永遠澄清不完的抹黑與栽贓不是嗎？<text:line-break/><text:line-break/>一直常有人勸我「站出來」，說我根正苗「綠」，血統純正，無懈可擊。自余束髮以來，即追隨自己從事革命，歷經四十年不改其志，又是早年所謂學運領袖，又是黨外元老，又是民進黨(1986)與綠黨(1996)建黨黨員，又是台灣各大社運組織創始人(之一)，又是台獨叛亂犯與政治受難者；又是高學歷，IQ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優點多如天上繁星。<text:line-break/><text:line-break/>可是，這就叫做「無懈可擊」嗎？人渣們打擊你抹黑你還需要「懈」嗎？他直接造謠抹黑栽贓無中生有不就好了？他如果還會在乎事實，那就不叫做人渣了。<text:line-break/><text:line-break/>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line-break/><text:line-break/>然後呢？你能「拯救」什麼？你連自己最基本的人格與榮譽都拯救不了不是嗎？承受如此毀滅性的人格代價，你又能達成什麼目標？你連好不容易選上的職位，沒幾天就又被人渣們給「光復」了。<text:line-break/><text:line-break/>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AIT人員都能對你頤指氣使」。<text:line-break/><text:line-break/>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line-break/><text:line-break/>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line-break/><text:line-break/>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line-break/><text:line-break/>為了取得權力或保有權力而放棄根本價值與理念是錯的，那只是讓台灣社會永遠在瑣瑣碎碎的權力爭奪中持續沉淪而根本看不到將來。<text:line-break/><text:line-break/>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